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paragraph-rsid="00073193"/>
    </style:style>
    <style:style style:name="P2" style:family="paragraph" style:parent-style-name="text" style:list-style-name="L1">
      <style:text-properties officeooo:rsid="0007b464" officeooo:paragraph-rsid="0007b464"/>
    </style:style>
    <style:style style:name="P3" style:family="paragraph" style:parent-style-name="text" style:list-style-name="L2">
      <style:text-properties officeooo:rsid="0007b464" officeooo:paragraph-rsid="0007b464"/>
    </style:style>
    <style:style style:name="P4" style:family="paragraph" style:parent-style-name="text" style:list-style-name="L1">
      <style:text-properties fo:color="#ce181e" officeooo:rsid="0007b464" officeooo:paragraph-rsid="0007b464"/>
    </style:style>
    <style:style style:name="P5" style:family="paragraph" style:parent-style-name="text" style:list-style-name="L2"/>
    <style:style style:name="P6" style:family="paragraph" style:parent-style-name="text" style:list-style-name="L2">
      <style:text-properties officeooo:paragraph-rsid="0007b464"/>
    </style:style>
    <style:style style:name="P7" style:family="paragraph" style:parent-style-name="text" style:list-style-name="L2">
      <style:text-properties officeooo:paragraph-rsid="0008abe9"/>
    </style:style>
    <style:style style:name="P8" style:family="paragraph" style:parent-style-name="text" style:list-style-name="L2">
      <style:text-properties officeooo:paragraph-rsid="000ae57b"/>
    </style:style>
    <style:style style:name="P9" style:family="paragraph" style:parent-style-name="text" style:list-style-name="L2">
      <style:text-properties officeooo:paragraph-rsid="000c1139"/>
    </style:style>
    <style:style style:name="P10" style:family="paragraph" style:parent-style-name="text" style:list-style-name="L2">
      <style:text-properties style:text-underline-style="none"/>
    </style:style>
    <style:style style:name="P11" style:family="paragraph" style:parent-style-name="text" style:list-style-name="L2">
      <style:text-properties style:text-underline-style="solid" style:text-underline-width="auto" style:text-underline-color="font-color" officeooo:paragraph-rsid="0007b464"/>
    </style:style>
    <style:style style:name="P12" style:family="paragraph" style:parent-style-name="text" style:list-style-name="L2">
      <style:text-properties officeooo:rsid="0008abe9" officeooo:paragraph-rsid="0008abe9"/>
    </style:style>
    <style:style style:name="P13" style:family="paragraph" style:parent-style-name="text" style:list-style-name="L2">
      <style:text-properties officeooo:rsid="000ae57b" officeooo:paragraph-rsid="000ae57b"/>
    </style:style>
    <style:style style:name="P14" style:family="paragraph" style:parent-style-name="text" style:list-style-name="L2">
      <style:text-properties officeooo:rsid="000c1139" officeooo:paragraph-rsid="000c1139"/>
    </style:style>
    <style:style style:name="T1" style:family="text">
      <style:text-properties style:font-name="Times New Roman1" fo:font-size="14pt" fo:font-style="normal" fo:font-weight="normal"/>
    </style:style>
    <style:style style:name="T2" style:family="text">
      <style:text-properties style:font-name="Times New Roman1" fo:font-size="14pt" fo:font-style="normal" fo:font-weight="normal" officeooo:rsid="000ace3f"/>
    </style:style>
    <style:style style:name="T3" style:family="text">
      <style:text-properties fo:font-weight="bold"/>
    </style:style>
    <style:style style:name="T4" style:family="text">
      <style:text-properties fo:font-variant="small-caps" style:font-name="Times New Roman" fo:font-size="36pt" fo:font-weight="bold" style:font-name-asian="Microsoft YaHei" style:font-size-asian="14pt" style:font-name-complex="Lucida Sans" style:font-size-complex="14pt"/>
    </style:style>
    <style:style style:name="T5" style:family="text">
      <style:text-properties fo:font-variant="small-caps" style:font-name="Times New Roman" fo:font-size="36pt" fo:font-weight="bold" officeooo:rsid="00073193" style:font-name-asian="Microsoft YaHei" style:font-size-asian="14pt" style:font-name-complex="Lucida Sans" style:font-size-complex="14pt"/>
    </style:style>
    <style:style style:name="T6" style:family="text">
      <style:text-properties fo:font-variant="small-caps" fo:color="#000000" style:font-name="Times New Roman" fo:font-size="36pt" fo:letter-spacing="normal" fo:font-style="normal" fo:font-weight="bold" style:font-name-asian="Microsoft YaHei" style:font-size-asian="14pt" style:font-name-complex="Lucida Sans" style:font-size-complex="14pt"/>
    </style:style>
    <style:style style:name="T7" style:family="text">
      <style:text-properties fo:font-variant="small-caps" fo:color="#000000" style:font-name="Times New Roman" fo:font-size="36pt" fo:letter-spacing="normal" fo:font-style="normal" fo:font-weight="bold" officeooo:rsid="00073193" style:font-name-asian="Microsoft YaHei" style:font-size-asian="14pt" style:font-name-complex="Lucida Sans" style:font-size-complex="14pt"/>
    </style:style>
    <style:style style:name="T8" style:family="text">
      <style:text-properties officeooo:rsid="0007b464"/>
    </style:style>
    <style:style style:name="T9" style:family="text">
      <style:text-properties officeooo:rsid="0008abe9"/>
    </style:style>
    <style:style style:name="T10" style:family="text">
      <style:text-properties officeooo:rsid="000ace3f"/>
    </style:style>
    <style:style style:name="T11" style:family="text">
      <style:text-properties officeooo:rsid="000ae57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c11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ěhování ná<text:span text:style-name="T4">rodů</text:span></text:p>
      <text:p text:style-name="P1"><text:span text:style-name="T5">(</text:span><text:span text:style-name="T6">375 – 568</text:span><text:span text:style-name="T7">)</text:span></text:p>
      <text:list xml:id="list702059780" text:style-name="L1">
        <text:list-item>
          <text:p text:style-name="P2">nejen v Evropě, ale i v Asii.</text:p>
        </text:list-item>
        <text:list-item>
          <text:p text:style-name="P4">Mapa stojan č. 31</text:p>
        </text:list-item>
      </text:list>
      <text:p text:style-name="Nadpis2">Příčiny</text:p>
      <text:list xml:id="list1333788893" text:style-name="L2">
        <text:list-item>
          <text:p text:style-name="P5">růst populace</text:p>
        </text:list-item>
        <text:list-item>
          <text:p text:style-name="P5">nedostatek půdy</text:p>
          <text:list>
            <text:list-item>
              <text:p text:style-name="P3">neuměli ji dobře obhospodařovat</text:p>
            </text:list-item>
          </text:list>
        </text:list-item>
        <text:list-item>
          <text:p text:style-name="P5"><text:span text:style-name="T8">pastevci =&gt; </text:span>hledání nových pastvin</text:p>
        </text:list-item>
        <text:list-item>
          <text:p text:style-name="P5">klimatické změny</text:p>
          <text:list>
            <text:list-item>
              <text:p text:style-name="P3">ochlazení</text:p>
            </text:list-item>
            <text:list-item>
              <text:p text:style-name="P3">věděli, že na jihu je lépe</text:p>
            </text:list-item>
          </text:list>
        </text:list-item>
        <text:list-item>
          <text:p text:style-name="P5">vpád Hunů <text:span text:style-name="T8">do Evropy z str. Asie (postup za pastvinami) </text:span>(asi r. 350 u Kaspického moře)</text:p>
        </text:list-item>
      </text:list>
      <text:p text:style-name="Nadpis2">Etnický obraz Evropy před stěhováním národů</text:p>
      <text:list xml:id="list83729482859278" text:continue-numbering="true" text:style-name="L2">
        <text:list-item>
          <text:p text:style-name="P5">přelom letopočtu (nad <text:span text:style-name="T8">hranicemi </text:span>Ř. Ř<text:span text:style-name="T8">ímské</text:span>) :</text:p>
        </text:list-item>
        <text:list-item>
          <text:p text:style-name="P5">západní a severní Evropa: <text:span text:style-name="T8">převaha </text:span>Kelt<text:span text:style-name="T8">ů</text:span></text:p>
        </text:list-item>
        <text:list-item>
          <text:p text:style-name="P5">východní Evropa: Skythové</text:p>
        </text:list-item>
        <text:list-item>
          <text:p text:style-name="P3">Germáni a Slované žili severněji</text:p>
        </text:list-item>
      </text:list>
      <text:p text:style-name="Nadpis2">2. stol.</text:p>
      <text:list xml:id="list83729621509689" text:continue-numbering="true" text:style-name="L2">
        <text:list-item>
          <text:p text:style-name="P10">západní a severní Evropa: <text:span text:style-name="T8">G</text:span>ermáni</text:p>
        </text:list-item>
        <text:list-item>
          <text:p text:style-name="P10">Visla <text:span text:style-name="T8">až</text:span> Dněpr: Slované</text:p>
        </text:list-item>
        <text:list-item>
          <text:p text:style-name="P10"><text:span text:style-name="T8">vých</text:span>. pobřeží Baltu: Baltové (Lotyši, Litevci, Prusové)</text:p>
        </text:list-item>
        <text:list-item>
          <text:p text:style-name="P10">severozáp. pobřeží Baltu: Ugrofinové (Estonci, Finové)</text:p>
        </text:list-item>
        <text:list-item>
          <text:p text:style-name="P10"><text:span text:style-name="T8">obl. </text:span>povolžské stepi <text:span text:style-name="T8">a</text:span> dolní Dunaj: Sarmati</text:p>
        </text:list-item>
        <text:list-item>
          <text:p text:style-name="P10">severozáp<text:span text:style-name="T8">adní</text:span> pobřeží Černého moře: Dákové <text:span text:style-name="T8">(krátkou dobu pod nadvládou Římanů)</text:span></text:p>
        </text:list-item>
      </text:list>
      <text:p text:style-name="Nadpis2">Germáni</text:p>
      <text:list xml:id="list83729141646481" text:continue-numbering="true" text:style-name="L2">
        <text:list-item>
          <text:p text:style-name="P5">Polokočovný život</text:p>
        </text:list-item>
        <text:list-item>
          <text:p text:style-name="P5">Od 3. stol. nájezdy <text:span text:style-name="T8">nájezdy kmenů </text:span>Sasů, Franků, Anglů, Jutů do Británie <text:span text:style-name="T8">a na západ Evropy</text:span></text:p>
        </text:list-item>
        <text:list-item>
          <text:p text:style-name="P11">Západní Germáni</text:p>
          <text:list>
            <text:list-item>
              <text:p text:style-name="P6">Jutové <text:span text:style-name="T8">(Dánsko)</text:span></text:p>
            </text:list-item>
            <text:list-item>
              <text:p text:style-name="P6">Anglové</text:p>
            </text:list-item>
            <text:list-item>
              <text:p text:style-name="P6">Sasové</text:p>
            </text:list-item>
            <text:list-item>
              <text:p text:style-name="P6">Frísové</text:p>
            </text:list-item>
            <text:list-item>
              <text:p text:style-name="P6">Frankové</text:p>
            </text:list-item>
            <text:list-item>
              <text:p text:style-name="P6">Durynkové <text:span text:style-name="T8">(stř. Německo)</text:span></text:p>
            </text:list-item>
          </text:list>
        </text:list-item>
        <text:list-item>
          <text:p text:style-name="P11">Východní Germáni:</text:p>
          <text:list>
            <text:list-item>
              <text:p text:style-name="P6">Gótové</text:p>
            </text:list-item>
            <text:list-item>
              <text:p text:style-name="P6">Burgundi</text:p>
            </text:list-item>
            <text:list-item>
              <text:p text:style-name="P7">Vandalové <text:span text:style-name="T9">(pramen Odry)</text:span>,</text:p>
            </text:list-item>
            <text:list-item>
              <text:p text:style-name="P7">Markomani, Kvádové <text:span text:style-name="T9">(ČR)</text:span></text:p>
            </text:list-item>
          </text:list>
        </text:list-item>
        <text:list-item>
          <text:p text:style-name="P5"><text:soft-page-break/>2. stol. – kmenové svazy</text:p>
        </text:list-item>
        <text:list-item>
          <text:p text:style-name="P12">vyráběli dlouhé železné meče</text:p>
        </text:list-item>
        <text:list-item>
          <text:p text:style-name="P5">Gótové od ústí Visly <text:span text:style-name="T10">pokračovali k</text:span> Černé<text:span text:style-name="T10">mu</text:span> moře<text:span text:style-name="T10">i, rozpad na(</text:span>Ostrogót<text:span text:style-name="T10">y a</text:span> <text:span text:style-name="T1">Vizigót</text:span><text:span text:style-name="T2">y)</text:span></text:p>
        </text:list-item>
      </text:list>
      <text:p text:style-name="Nadpis2">Důsledky vpádu Hunů</text:p>
      <text:list xml:id="list83728859018912" text:continue-numbering="true" text:style-name="L2">
        <text:list-item>
          <text:p text:style-name="P5">375 - porážka Ostrogótů <text:span text:style-name="T11">(ústup na západ,</text:span> tlak na Vizigóty<text:span text:style-name="T11">)</text:span></text:p>
        </text:list-item>
        <text:list-item>
          <text:p text:style-name="P8">Vizigóti <text:span text:style-name="T11">v </text:span>ŘŘ</text:p>
          <text:list>
            <text:list-item>
              <text:p text:style-name="P8">378 bitva u Hadrianopolu <text:span text:style-name="T11">(průchod balkánem)</text:span></text:p>
            </text:list-item>
            <text:list-item>
              <text:p text:style-name="P8"><text:s/>Peloponés </text:p>
            </text:list-item>
            <text:list-item>
              <text:p text:style-name="P8"><text:s/>410 Itálie (Alarich) vydrancovali Řím </text:p>
            </text:list-item>
            <text:list-item>
              <text:p text:style-name="P8"><text:s/>tolosánská říše</text:p>
            </text:list-item>
            <text:list-item>
              <text:p text:style-name="P8"><text:s/>Hispánie – <text:span text:style-name="T12">Říše Vizigótů</text:span></text:p>
            </text:list-item>
          </text:list>
        </text:list-item>
        <text:list-item>
          <text:p text:style-name="P5">Hunové v pol. 5. stol.- <text:span text:style-name="T11">centrum v </text:span>Pannoni<text:span text:style-name="T11">i</text:span></text:p>
          <text:list>
            <text:list-item>
              <text:p text:style-name="P5">Attila</text:p>
            </text:list-item>
            <text:list-item>
              <text:p text:style-name="P5">451 bitva na Katalaunských polích u Chalons (Římané: Aetius + Germáni <text:span text:style-name="T11">(Ecius))</text:span></text:p>
            </text:list-item>
          </text:list>
        </text:list-item>
      </text:list>
      <text:p text:style-name="Nadpis2">Přesun kmenů do nových sídel</text:p>
      <text:list xml:id="list83730825712576" text:continue-numbering="true" text:style-name="L2">
        <text:list-item>
          <text:p text:style-name="P8">Vandalové</text:p>
          <text:list>
            <text:list-item>
              <text:p text:style-name="P8"><text:s/><text:span text:style-name="T11">řeka Tisa</text:span></text:p>
            </text:list-item>
            <text:list-item>
              <text:p text:style-name="P8">kolem hranic ŘŘ, přes Galii Zaalpskou, Hispánii</text:p>
            </text:list-item>
            <text:list-item>
              <text:p text:style-name="P8">severní Afrika (429) + Sardinie + Korsika <text:span text:style-name="T11">=</text:span> <text:span text:style-name="T3">Říše Vandalů</text:span></text:p>
            </text:list-item>
            <text:list-item>
              <text:p text:style-name="P5"><text:span text:style-name="T11">král </text:span>Geiserich</text:p>
              <text:list>
                <text:list-item>
                  <text:p text:style-name="P5">455 vyplenili Řím</text:p>
                </text:list-item>
              </text:list>
            </text:list-item>
          </text:list>
        </text:list-item>
        <text:list-item>
          <text:p text:style-name="P5">Burgundové</text:p>
          <text:list>
            <text:list-item>
              <text:p text:style-name="P5">Říše v povodí řeky Rhôny</text:p>
            </text:list-item>
          </text:list>
        </text:list-item>
        <text:list-item>
          <text:p text:style-name="P8">Anglové, Sasové, Jutové – pol. 5. stol.</text:p>
          <text:list>
            <text:list-item>
              <text:p text:style-name="P8">Británie <text:span text:style-name="T11">(podle keltského kmene Bretů)</text:span>, vytlačili Kelty do Walesu, Skotska a do Bretaně</text:p>
            </text:list-item>
            <text:list-item>
              <text:p text:style-name="P13">Anglové – S</text:p>
            </text:list-item>
            <text:list-item>
              <text:p text:style-name="P13">Sasové – Temže</text:p>
            </text:list-item>
            <text:list-item>
              <text:p text:style-name="P13">Jutové – J (poměrné málo)</text:p>
            </text:list-item>
          </text:list>
        </text:list-item>
        <text:list-item>
          <text:p text:style-name="P5">Frankové</text:p>
          <text:list>
            <text:list-item>
              <text:p text:style-name="P13">od Rýna k řece Sále</text:p>
            </text:list-item>
            <text:list-item>
              <text:p text:style-name="P5"><text:span text:style-name="T1">Galie Zaalpská</text:span></text:p>
            </text:list-item>
          </text:list>
        </text:list-item>
      </text:list>
      <text:p text:style-name="Nadpis2">Podíl Germánů na pádu Říma</text:p>
      <text:list xml:id="list83729953079950" text:continue-numbering="true" text:style-name="L2">
        <text:list-item>
          <text:p text:style-name="P5">Silné pozice v armádě <text:span text:style-name="T11">a v</text:span>e státním aparátu</text:p>
        </text:list-item>
        <text:list-item>
          <text:p text:style-name="P5">Vliv na volbu císařů</text:p>
        </text:list-item>
        <text:list-item>
          <text:p text:style-name="P5">476 svržen Romulus Augustus Odovakerem <text:span text:style-name="T11">(velitel germánských legii, chtěl být dalším císařem)</text:span></text:p>
          <text:list>
            <text:list-item>
              <text:p text:style-name="P5">493 Odovaker poražen Theodorichem <text:span text:style-name="T11">(Ostrogót)</text:span></text:p>
            </text:list-item>
          </text:list>
        </text:list-item>
      </text:list>
      <text:p text:style-name="Nadpis2">Ostrogóti</text:p>
      <text:list xml:id="list83729371296122" text:continue-numbering="true" text:style-name="L2">
        <text:list-item>
          <text:p text:style-name="P5">Od Černého moře  Moesie <text:span text:style-name="T11">(J Dunaje)</text:span>, Thrákie <text:span text:style-name="T11">(Bulharsko)</text:span>  východ do Pannonie  Illýrie  Itálie</text:p>
        </text:list-item>
        <text:list-item>
          <text:p text:style-name="P5">Theodorich Veliký</text:p>
          <text:list>
            <text:list-item>
              <text:p text:style-name="P5"><text:span text:style-name="T11">vládl z </text:span>Ravenna</text:p>
            </text:list-item>
            <text:list-item>
              <text:p text:style-name="P5"><text:span text:style-name="T3">Říše Ostrogótů</text:span> (493)</text:p>
            </text:list-item>
          </text:list>
        </text:list-item>
      </text:list>
      <text:p text:style-name="Nadpis2"><text:soft-page-break/>Slované</text:p>
      <text:list xml:id="list83729367101225" text:continue-numbering="true" text:style-name="L2">
        <text:list-item>
          <text:p text:style-name="P14">pravlast – visla, dněpr</text:p>
        </text:list-item>
        <text:list-item>
          <text:p text:style-name="P9">Východní Slované</text:p>
          <text:list>
            <text:list-item>
              <text:p text:style-name="P9">rozšíření sídlišť v ruských stepích</text:p>
            </text:list-item>
            <text:list-item>
              <text:p text:style-name="P14">Rusové, Bělorusové, Ukrajinci</text:p>
            </text:list-item>
          </text:list>
        </text:list-item>
        <text:list-item>
          <text:p text:style-name="P9">Západní Slované</text:p>
          <text:list>
            <text:list-item>
              <text:p text:style-name="P9">Labe, <text:span text:style-name="T13">Pobřeží Baltu – vyvražděny Germány (až na lužické srby)</text:span></text:p>
            </text:list-item>
            <text:list-item>
              <text:p text:style-name="P9">Čechy</text:p>
            </text:list-item>
          </text:list>
        </text:list-item>
        <text:list-item>
          <text:p text:style-name="P9">Jižní Slované</text:p>
          <text:list>
            <text:list-item>
              <text:p text:style-name="P9">k Dunaji, Balkán, Alpy</text:p>
            </text:list-item>
            <text:list-item>
              <text:p text:style-name="P14">Srbové, Chorvati, Slovinci, Černohorci …</text:p>
            </text:list-item>
          </text:list>
        </text:list-item>
      </text:list>
      <text:p text:style-name="Nadpis2">V závěru stěhování národů</text:p>
      <text:list xml:id="list83729406934144" text:continue-numbering="true" text:style-name="L2">
        <text:list-item>
          <text:p text:style-name="P5">konec 6. stol. – přesuny ukončeny</text:p>
        </text:list-item>
        <text:list-item>
          <text:p text:style-name="P5">později Avaři</text:p>
        </text:list-item>
        <text:list-item>
          <text:p text:style-name="P5">mezi Baltem a Dněprem</text:p>
        </text:list-item>
        <text:list-item>
          <text:p text:style-name="P5">Labem a Dunajem</text:p>
        </text:list-item>
        <text:list-item>
          <text:p text:style-name="P5">X Frankům, Bavorům, Byzanci</text:p>
        </text:list-item>
        <text:list-item>
          <text:p text:style-name="P5">600 zemřel náčelník Bayan</text:p>
        </text:list-item>
      </text:list>
      <text:p text:style-name="Nadpis2">Konec stěhování národů</text:p>
      <text:list xml:id="list83730882384098" text:continue-numbering="true" text:style-name="L2">
        <text:list-item>
          <text:p text:style-name="P5">přesun Langobardů do Pádské nížiny <text:span text:style-name="T13">(</text:span>568<text:span text:style-name="T13">)</text:span></text:p>
          <text:list>
            <text:list-item>
              <text:p text:style-name="P14">království</text:p>
            </text:list-item>
            <text:list-item>
              <text:p text:style-name="P14">památka – jméno území Lombardie</text:p>
            </text:list-item>
          </text:list>
        </text:list-item>
      </text:list>
      <text:p text:style-name="Nadpis2">Asie</text:p>
      <text:list xml:id="list83730308703439" text:continue-numbering="true" text:style-name="L2">
        <text:list-item>
          <text:p text:style-name="P5">lidnatější kmeny</text:p>
        </text:list-item>
        <text:list-item>
          <text:p text:style-name="P14">promýchaný pohyb</text:p>
        </text:list-item>
        <text:list-item>
          <text:p text:style-name="P14">kočovníci</text:p>
        </text:list-item>
        <text:list-item>
          <text:p text:style-name="P14">národy</text:p>
          <text:list>
            <text:list-item>
              <text:p text:style-name="P5">Tibeťané</text:p>
            </text:list-item>
            <text:list-item>
              <text:p text:style-name="P5">Mongolové - <text:span text:style-name="T13">Tataři</text:span></text:p>
            </text:list-item>
            <text:list-item>
              <text:p text:style-name="P5">T<text:span text:style-name="T13">unguzové - Sibiř</text:span></text:p>
            </text:list-item>
            <text:list-item>
              <text:p text:style-name="P5">T<text:span text:style-name="T13">urci</text:span></text:p>
            </text:list-item>
          </text:list>
        </text:list-item>
      </text:list>
      <text:p text:style-name="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8-05-25T08:37:28.629000000</dc:date>
    <meta:editing-duration>PT13M17S</meta:editing-duration>
    <meta:editing-cycles>7</meta:editing-cycles>
    <meta:generator>LibreOffice/5.4.6.2$Windows_X86_64 LibreOffice_project/4014ce260a04f1026ba855d3b8d91541c224eab8</meta:generator>
    <meta:document-statistic meta:table-count="0" meta:image-count="0" meta:object-count="0" meta:page-count="3" meta:paragraph-count="112" meta:word-count="557" meta:character-count="3080" meta:non-whitespace-character-count="2715"/>
  </office:meta>
</office:document-meta>
</file>